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05bfea" officeooo:paragraph-rsid="0005bfe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Kleurcodes:</text:p>
      <text:p text:style-name="P1"/>
      <text:p text:style-name="P1">Rood: #A00800</text:p>
      <text:p text:style-name="P1">Off-white: #FCFCFC</text:p>
      <text:p text:style-name="P1">White: #FFFFFF</text:p>
      <text:p text:style-name="P1">Black: #000000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9-28T13:38:40.488840785</meta:creation-date>
    <dc:date>2022-09-28T13:42:03.568586925</dc:date>
    <meta:editing-duration>PT3M23S</meta:editing-duration>
    <meta:editing-cycles>1</meta:editing-cycles>
    <meta:document-statistic meta:table-count="0" meta:image-count="0" meta:object-count="0" meta:page-count="1" meta:paragraph-count="5" meta:word-count="9" meta:character-count="70" meta:non-whitespace-character-count="66"/>
    <meta:generator>LibreOffice/7.0.3.1$MacOSX_X86_64 LibreOffice_project/d7547858d014d4cf69878db179d326fc3483e082</meta:generator>
  </office:meta>
</office:document-meta>
</file>